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bd0" officeooo:paragraph-rsid="00142bd0"/>
    </style:style>
    <style:style style:name="P2" style:family="paragraph" style:parent-style-name="Standard">
      <style:text-properties officeooo:rsid="00142bd0" officeooo:paragraph-rsid="00220afa"/>
    </style:style>
    <style:style style:name="P3" style:family="paragraph" style:parent-style-name="Standard">
      <style:text-properties officeooo:rsid="001dee90" officeooo:paragraph-rsid="00142bd0"/>
    </style:style>
    <style:style style:name="P4" style:family="paragraph" style:parent-style-name="Standard">
      <style:text-properties officeooo:rsid="001dee90" officeooo:paragraph-rsid="001ebc14"/>
    </style:style>
    <style:style style:name="P5" style:family="paragraph" style:parent-style-name="Standard">
      <style:text-properties officeooo:rsid="001eca6b" officeooo:paragraph-rsid="001eca6b"/>
    </style:style>
    <style:style style:name="P6" style:family="paragraph" style:parent-style-name="Standard">
      <style:text-properties officeooo:rsid="002015aa" officeooo:paragraph-rsid="002015aa"/>
    </style:style>
    <style:style style:name="P7" style:family="paragraph" style:parent-style-name="Standard">
      <style:text-properties officeooo:rsid="0021d8b7" officeooo:paragraph-rsid="0021d8b7"/>
    </style:style>
    <style:style style:name="P8" style:family="paragraph" style:parent-style-name="Standard" style:list-style-name="L1">
      <style:text-properties officeooo:rsid="001eca6b" officeooo:paragraph-rsid="001eca6b"/>
    </style:style>
    <style:style style:name="P9" style:family="paragraph" style:parent-style-name="Standard" style:list-style-name="L1">
      <style:text-properties officeooo:rsid="002015aa" officeooo:paragraph-rsid="002015aa"/>
    </style:style>
    <style:style style:name="P10" style:family="paragraph" style:parent-style-name="Standard" style:list-style-name="L2">
      <style:text-properties officeooo:rsid="002015aa" officeooo:paragraph-rsid="002015aa"/>
    </style:style>
    <style:style style:name="P11" style:family="paragraph" style:parent-style-name="Standard" style:list-style-name="L2">
      <style:text-properties officeooo:rsid="0021d8b7" officeooo:paragraph-rsid="0021d8b7"/>
    </style:style>
    <style:style style:name="P12" style:family="paragraph" style:parent-style-name="Standard" style:list-style-name="L3">
      <style:text-properties officeooo:rsid="0021d8b7" officeooo:paragraph-rsid="0021d8b7"/>
    </style:style>
    <style:style style:name="T1" style:family="text">
      <style:text-properties officeooo:rsid="001b71f9"/>
    </style:style>
    <style:style style:name="T2" style:family="text">
      <style:text-properties officeooo:rsid="001e3c4e"/>
    </style:style>
    <style:style style:name="T3" style:family="text">
      <style:text-properties officeooo:rsid="002015aa"/>
    </style:style>
    <style:style style:name="T4" style:family="text">
      <style:text-properties officeooo:rsid="00220a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1 </text:p>
      <text:p text:style-name="P2">Project <text:span text:style-name="T1">4 </text:span>– neural networks</text:p>
      <text:p text:style-name="P2"><text:span text:style-name="T4">Due FRIDAY NIGHT, Dec. 8. </text:span><text:s/></text:p>
      <text:p text:style-name="P1"/>
      <text:p text:style-name="P4">Our neural networks project <text:span text:style-name="T2">will be using Google TensorFlow to do image recognition on a standard data set. TensorFlow is installed on all Flarsheim labs and is available as a free download at https://www.tensorflow.org/install/. </text:span></text:p>
      <text:p text:style-name="P3"/>
      <text:p text:style-name="P5">Go through the tutorial<text:span text:style-name="T3">s</text:span> <text:span text:style-name="T3">beginning with </text:span><text:a xlink:type="simple" xlink:href="https://www.tensorflow.org/get_started/mnist/beginners" text:style-name="Internet_20_link" text:visited-style-name="Visited_20_Internet_20_Link">https://www.tensorflow.org/get_started/mnist/beginners</text:a> using the MNIST dataset of hand-written digits. In addition to the walkthrough in the tutorial, carry out the following modifications: </text:p>
      <text:list xml:id="list2970538079941395078" text:style-name="L1">
        <text:list-item>
          <text:p text:style-name="P8">The tutorial uses a Gradient Descent optimizer. <text:span text:style-name="T3">Try this, then change to another optimizer (your option as to which) and observe any differences. (Report the accuracy at each stage using each optimizer.) </text:span></text:p>
          <text:list>
            <text:list-item>
              <text:p text:style-name="P9">The initial stochastic model has an expected accuracy of “about 92%.” What do you observe for each? </text:p>
            </text:list-item>
          </text:list>
        </text:list-item>
      </text:list>
      <text:p text:style-name="P6">Move on to the Deep MNIST for Experts tutorial at <text:a xlink:type="simple" xlink:href="https://www.tensorflow.org/get_started/mnist/pros" text:style-name="Internet_20_link" text:visited-style-name="Visited_20_Internet_20_Link">https://www.tensorflow.org/get_started/mnist/pros</text:a>. This tutorial starts with a more detailed walkthrough of the first tutorial, explaining in detail what the code is doing. </text:p>
      <text:list xml:id="list7245855270192213610" text:style-name="L2">
        <text:list-item>
          <text:p text:style-name="P10">The tutorial uses ReLU neurons. Modify the network to use sigmoids instead. How do results change? </text:p>
        </text:list-item>
        <text:list-item>
          <text:p text:style-name="P11">Complete the tutorial, building a full convolutional model. Make ONE other change to the network (number of features, number of layers, etc). </text:p>
        </text:list-item>
      </text:list>
      <text:p text:style-name="P7"/>
      <text:p text:style-name="P7">So to summarize, you will be doing the following: </text:p>
      <text:list xml:id="list415497359535075272" text:style-name="L3">
        <text:list-item>
          <text:p text:style-name="P12">Complete both tutorials as written. </text:p>
        </text:list-item>
        <text:list-item>
          <text:p text:style-name="P12">Replace Gradient Descent optimization with one other optimization; compare results. </text:p>
        </text:list-item>
        <text:list-item>
          <text:p text:style-name="P12">Replace ReLU neurons with sigmoids; compare results. </text:p>
        </text:list-item>
        <text:list-item>
          <text:p text:style-name="P12">Change some other parameter (layer dimensions, optimizer, dropout rate, etc) to a convolutional model &amp; compare results. (If the tutorial as written takes an unreasonably long time for the convolutional model, your modification may be to reduce the number of iterations.) <text:s/></text:p>
        </text:list-item>
      </text:list>
      <text:p text:style-name="P7"/>
      <text:p text:style-name="P7">Prepare a report discussing your findings, citing data from your sample runs. (You can easily modify the python code to save logs to a file as well as printing to the screen.) Upload your report and source code files to Blackboard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11:31.135000000</meta:creation-date>
    <dc:date>2017-08-16T13:32:30.108000000</dc:date>
    <meta:editing-duration>PT3H6M54S</meta:editing-duration>
    <meta:editing-cycles>4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6" meta:word-count="311" meta:character-count="2025" meta:non-whitespace-character-count="1720"/>
  </office:meta>
</office:document-meta>
</file>